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159ea9f"/>
    </style:style>
    <style:style style:name="P11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text-properties officeooo:paragraph-rsid="009785fe"/>
    </style:style>
    <style:style style:name="P17" style:family="paragraph" style:parent-style-name="Table_20_Heading">
      <style:text-properties officeooo:paragraph-rsid="00994287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text-properties officeooo:paragraph-rsid="012765ed"/>
    </style:style>
    <style:style style:name="P20" style:family="paragraph" style:parent-style-name="Table_20_Heading">
      <style:text-properties officeooo:paragraph-rsid="01283fcc"/>
    </style:style>
    <style:style style:name="P21" style:family="paragraph" style:parent-style-name="Table_20_Heading">
      <style:text-properties officeooo:paragraph-rsid="014f6ed9"/>
    </style:style>
    <style:style style:name="P22" style:family="paragraph" style:parent-style-name="Adresse">
      <style:text-properties officeooo:paragraph-rsid="00db9b92"/>
    </style:style>
    <style:style style:name="P23" style:family="paragraph" style:parent-style-name="Adresse">
      <style:text-properties officeooo:paragraph-rsid="013b8415"/>
    </style:style>
    <style:style style:name="P24" style:family="paragraph" style:parent-style-name="Text_20_body">
      <style:text-properties officeooo:paragraph-rsid="012ac245"/>
    </style:style>
    <style:style style:name="P25" style:family="paragraph" style:parent-style-name="Text_20_body">
      <style:text-properties officeooo:paragraph-rsid="0135509c"/>
    </style:style>
    <style:style style:name="P26" style:family="paragraph" style:parent-style-name="Text_20_body">
      <style:text-properties officeooo:paragraph-rsid="0135ff42"/>
    </style:style>
    <style:style style:name="P27" style:family="paragraph" style:parent-style-name="Table_20_Main_20_Content_20_Left_20_Small">
      <style:text-properties officeooo:paragraph-rsid="012f7344"/>
    </style:style>
    <style:style style:name="P28" style:family="paragraph" style:parent-style-name="Table_20_Main_20_Content_20_Left_20_Small">
      <style:text-properties officeooo:paragraph-rsid="0155164c"/>
    </style:style>
    <style:style style:name="P29" style:family="paragraph" style:parent-style-name="Table_20_Main_20_Content_20_Left">
      <style:text-properties officeooo:paragraph-rsid="014904e3"/>
    </style:style>
    <style:style style:name="P30" style:family="paragraph" style:parent-style-name="Table_20_Contents">
      <style:text-properties officeooo:paragraph-rsid="0164fe23"/>
    </style:style>
    <style:style style:name="P31" style:family="paragraph" style:parent-style-name="Table_20_Contents">
      <style:text-properties officeooo:paragraph-rsid="00db9b92"/>
    </style:style>
    <style:style style:name="P32" style:family="paragraph" style:parent-style-name="Table_20_Contents">
      <style:text-properties officeooo:paragraph-rsid="016536d6"/>
    </style:style>
    <style:style style:name="P33" style:family="paragraph" style:parent-style-name="Table_20_Contents">
      <style:text-properties officeooo:paragraph-rsid="013b8415"/>
    </style:style>
    <style:style style:name="P34" style:family="paragraph" style:parent-style-name="Table_20_Main_20_Header">
      <style:text-properties officeooo:rsid="012e2494" officeooo:paragraph-rsid="0168c658"/>
    </style:style>
    <style:style style:name="P35" style:family="paragraph" style:parent-style-name="Table_20_Main_20_Header">
      <style:text-properties officeooo:paragraph-rsid="0169c807"/>
    </style:style>
    <style:style style:name="P36" style:family="paragraph" style:parent-style-name="Table_20_Main_20_Header">
      <style:text-properties officeooo:paragraph-rsid="016b1d22"/>
    </style:style>
    <style:style style:name="P37" style:family="paragraph" style:parent-style-name="Table_20_Main_20_Header">
      <style:text-properties officeooo:paragraph-rsid="016bf05e"/>
    </style:style>
    <style:style style:name="P38" style:family="paragraph" style:parent-style-name="Table_20_Main_20_Header">
      <style:text-properties officeooo:paragraph-rsid="016ccb1c"/>
    </style:style>
    <style:style style:name="P39" style:family="paragraph" style:parent-style-name="Heading_20_1">
      <style:text-properties officeooo:paragraph-rsid="01647793"/>
    </style:style>
    <style:style style:name="P40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41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42" style:family="paragraph" style:parent-style-name="Table_20_Heading">
      <style:text-properties officeooo:paragraph-rsid="014f6ed9"/>
    </style:style>
    <style:style style:name="P43" style:family="paragraph" style:parent-style-name="Table_20_Heading">
      <style:text-properties officeooo:paragraph-rsid="016dc454"/>
    </style:style>
    <style:style style:name="P44" style:family="paragraph" style:parent-style-name="Table_20_Heading">
      <style:text-properties officeooo:paragraph-rsid="016f66f2"/>
    </style:style>
    <style:style style:name="P45" style:family="paragraph" style:parent-style-name="Table_20_Heading">
      <style:text-properties officeooo:paragraph-rsid="016fc22b"/>
    </style:style>
    <style:style style:name="P46" style:family="paragraph" style:parent-style-name="Table_20_Heading">
      <style:text-properties officeooo:paragraph-rsid="017036ec"/>
    </style:style>
    <style:style style:name="P47" style:family="paragraph" style:parent-style-name="Standard">
      <style:text-properties officeooo:paragraph-rsid="01635a11"/>
    </style:style>
    <style:style style:name="P48" style:family="paragraph" style:parent-style-name="Standard">
      <style:text-properties officeooo:paragraph-rsid="0164fe23"/>
    </style:style>
    <style:style style:name="P49" style:family="paragraph" style:parent-style-name="Standard">
      <style:text-properties officeooo:paragraph-rsid="016536d6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1c3a5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9fb1d4" style:font-size-asian="11pt" style:font-size-complex="11pt"/>
    </style:style>
    <style:style style:name="T7" style:family="text">
      <style:text-properties style:font-name="Arial1" fo:font-size="11pt" officeooo:rsid="01635a11" style:font-size-asian="11pt" style:font-size-complex="11pt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38d0c1"/>
    </style:style>
    <style:style style:name="T12" style:family="text">
      <style:text-properties officeooo:rsid="011284f1"/>
    </style:style>
    <style:style style:name="T13" style:family="text">
      <style:text-properties officeooo:rsid="0125c3cc"/>
    </style:style>
    <style:style style:name="T14" style:family="text">
      <style:text-properties officeooo:rsid="0125edf9"/>
    </style:style>
    <style:style style:name="T15" style:family="text">
      <style:text-properties officeooo:rsid="012765ed"/>
    </style:style>
    <style:style style:name="T16" style:family="text">
      <style:text-properties officeooo:rsid="0127b33f"/>
    </style:style>
    <style:style style:name="T17" style:family="text">
      <style:text-properties officeooo:rsid="0127cd53"/>
    </style:style>
    <style:style style:name="T18" style:family="text">
      <style:text-properties officeooo:rsid="01283fcc"/>
    </style:style>
    <style:style style:name="T19" style:family="text">
      <style:text-properties officeooo:rsid="0129bbad"/>
    </style:style>
    <style:style style:name="T20" style:family="text">
      <style:text-properties officeooo:rsid="012ac245"/>
    </style:style>
    <style:style style:name="T21" style:family="text">
      <style:text-properties officeooo:rsid="012c35a7"/>
    </style:style>
    <style:style style:name="T22" style:family="text">
      <style:text-properties officeooo:rsid="012f7344"/>
    </style:style>
    <style:style style:name="T23" style:family="text">
      <style:text-properties officeooo:rsid="01304b05"/>
    </style:style>
    <style:style style:name="T24" style:family="text">
      <style:text-properties officeooo:rsid="0132d268"/>
    </style:style>
    <style:style style:name="T25" style:family="text">
      <style:text-properties officeooo:rsid="01342c02"/>
    </style:style>
    <style:style style:name="T26" style:family="text">
      <style:text-properties officeooo:rsid="0138b033"/>
    </style:style>
    <style:style style:name="T27" style:family="text">
      <style:text-properties officeooo:rsid="013a4bde"/>
    </style:style>
    <style:style style:name="T28" style:family="text">
      <style:text-properties officeooo:rsid="013b42f0"/>
    </style:style>
    <style:style style:name="T29" style:family="text">
      <style:text-properties officeooo:rsid="013b5588"/>
    </style:style>
    <style:style style:name="T30" style:family="text">
      <style:text-properties officeooo:rsid="013b8415"/>
    </style:style>
    <style:style style:name="T31" style:family="text">
      <style:text-properties officeooo:rsid="013cf1d3"/>
    </style:style>
    <style:style style:name="T32" style:family="text">
      <style:text-properties officeooo:rsid="01429ae9"/>
    </style:style>
    <style:style style:name="T33" style:family="text">
      <style:text-properties officeooo:rsid="01447047"/>
    </style:style>
    <style:style style:name="T34" style:family="text">
      <style:text-properties officeooo:rsid="01473b71"/>
    </style:style>
    <style:style style:name="T35" style:family="text">
      <style:text-properties officeooo:rsid="014904e3"/>
    </style:style>
    <style:style style:name="T36" style:family="text">
      <style:text-properties officeooo:rsid="014a35b4"/>
    </style:style>
    <style:style style:name="T37" style:family="text">
      <style:text-properties officeooo:rsid="014f0281"/>
    </style:style>
    <style:style style:name="T38" style:family="text">
      <style:text-properties officeooo:rsid="014f6ed9"/>
    </style:style>
    <style:style style:name="T39" style:family="text">
      <style:text-properties officeooo:rsid="015a5f63"/>
    </style:style>
    <style:style style:name="T40" style:family="text">
      <style:text-properties officeooo:rsid="00d3f434"/>
    </style:style>
    <style:style style:name="T41" style:family="text">
      <style:text-properties officeooo:rsid="01a0ee28"/>
    </style:style>
    <style:style style:name="T42" style:family="text">
      <style:text-properties officeooo:rsid="00e64da8"/>
    </style:style>
    <style:style style:name="T43" style:family="text">
      <style:text-properties officeooo:rsid="00d936c0"/>
    </style:style>
    <style:style style:name="T44" style:family="text">
      <style:text-properties officeooo:rsid="018e80d3"/>
    </style:style>
    <style:style style:name="T45" style:family="text">
      <style:text-properties officeooo:rsid="018fdc8f"/>
    </style:style>
    <style:style style:name="T46" style:family="text">
      <style:text-properties officeooo:rsid="00de494d"/>
    </style:style>
    <style:style style:name="T47" style:family="text">
      <style:text-properties officeooo:rsid="016536d6"/>
    </style:style>
    <style:style style:name="T48" style:family="text">
      <style:text-properties officeooo:rsid="0167a38d"/>
    </style:style>
    <style:style style:name="T49" style:family="text">
      <style:text-properties officeooo:rsid="0169c807"/>
    </style:style>
    <style:style style:name="T50" style:family="text">
      <style:text-properties officeooo:rsid="016bf05e"/>
    </style:style>
    <style:style style:name="T51" style:family="text">
      <style:text-properties officeooo:rsid="016ccb1c"/>
    </style:style>
    <style:style style:name="T52" style:family="text">
      <style:text-properties officeooo:rsid="016d6fb1"/>
    </style:style>
    <style:style style:name="T53" style:family="text">
      <style:text-properties officeooo:rsid="016dc454"/>
    </style:style>
    <style:style style:name="T54" style:family="text">
      <style:text-properties officeooo:rsid="016f66f2"/>
    </style:style>
    <style:style style:name="T55" style:family="text">
      <style:text-properties officeooo:rsid="016fc22b"/>
    </style:style>
    <style:style style:name="T56" style:family="text">
      <style:text-properties officeooo:rsid="017036ec"/>
    </style:style>
    <style:style style:name="T57" style:family="text">
      <style:text-properties officeooo:rsid="017211ca"/>
    </style:style>
    <style:style style:name="T58" style:family="text">
      <style:text-properties officeooo:rsid="01724913"/>
    </style:style>
    <style:style style:name="T59" style:family="text">
      <style:text-properties officeooo:rsid="0173d32c"/>
    </style:style>
    <style:style style:name="T60" style:family="text">
      <style:text-properties officeooo:rsid="0175d13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0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51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47"><text:a xlink:type="simple" xlink:href="py3o://with=%22o=obj.with_context(lang=lang)%22" text:style-name="Internet_20_link" text:visited-style-name="Visited_20_Internet_20_Link"><text:span text:style-name="T43">with="o=obj.with_context(lang=lang)"</text:span></text:a></text:p>
      <text:p text:style-name="P51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52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7">with="doc_name=o.picking_type_code == 'incoming' and (lang=='fr_FR' and u'Bon de réception' or u'Incoming Picking') or (lang=='fr_FR' and u'Bon de livraison' or u'Delivery Order')"</text:span></text:a></text:p>
      <text:p text:style-name="P14"><text:a xlink:type="simple" xlink:href="py3o://if=%22o.state%20!=%20'done'%22" text:style-name="Internet_20_link" text:visited-style-name="Visited_20_Internet_20_Link"><text:span text:style-name="T26">if="o.state != 'done'"</text:span></text:a></text:p>
      <text:h text:style-name="P39" text:outline-level="1"><text:user-field-get text:name="py3o.doc_name">Document Name</text:user-field-get> <text:span text:style-name="T8">[</text:span><text:span text:style-name="T9"><text:user-field-get text:name="py3o.o.state">Picking State</text:user-field-get></text:span><text:span text:style-name="T8">]</text:span> <text:user-field-get text:name="py3o.o.name">Picking Number</text:user-field-get></text:h>
      <text:p text:style-name="P14"><text:a xlink:type="simple" xlink:href="py3o:///if" text:style-name="Internet_20_link" text:visited-style-name="Visited_20_Internet_20_Link"><text:span text:style-name="T3">/if</text:span></text:a></text:p>
      <text:p text:style-name="P14"><text:a xlink:type="simple" xlink:href="py3o://if=%22o.state%20==%20'done'%22" text:style-name="Internet_20_link" text:visited-style-name="Visited_20_Internet_20_Link"><text:span text:style-name="T27">if="o.state == 'done'"</text:span></text:a></text:p>
      <text:h text:style-name="P39" text:outline-level="1"><text:span text:style-name="T13"><text:user-field-get text:name="py3o.doc_name">Document Name</text:user-field-get></text:span><text:span text:style-name="T13"> </text:span><text:span text:style-name="T13"><text:user-field-get text:name="py3o.o.name">Picking Number</text:user-field-get></text:span></text:h>
      <text:p text:style-name="P13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P48"><text:a xlink:type="simple" xlink:href="py3o://with=%22customer_ref_label=lang=='fr_FR'%20and%20u'N°%20client%20:'%20or%20u'Customer%20Number:'%22" text:style-name="Internet_20_link" text:visited-style-name="Visited_20_Internet_20_Link"><text:span text:style-name="T44">with="customer_ref_label=lang=='fr_FR' and u'N° client :' or u'Customer Number:'"</text:span></text:a></text:p>
      <text:p text:style-name="P49"><text:a xlink:type="simple" xlink:href="py3o://with=%22customer_vat_label=lang=='fr_FR'%20and%20u'N°%20TVA%20:'%20or%20u'VAT%20Number:'%22" text:style-name="Internet_20_link" text:visited-style-name="Visited_20_Internet_20_Link"><text:span text:style-name="T45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0"><text:a xlink:type="simple" xlink:href="py3o://function=%22lang=='fr_FR'%20and%20u'''Adresse%20de%20l'acheteur'''%20or%20u'Buyer%20Address'%22" text:style-name="Internet_20_link" text:visited-style-name="Visited_20_Internet_20_Link"><text:span text:style-name="T41">function="lang=='fr_FR' and u'''Adresse de l'acheteur''' or u'Buyer Address'"</text:span></text:a></text:p>
          </table:table-cell>
          <table:table-cell office:value-type="string">
            <text:p text:style-name="P18"/>
          </table:table-cell>
          <table:table-cell table:style-name="Tableau1.C1" office:value-type="string">
            <text:p text:style-name="P41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23"><text:a xlink:type="simple" xlink:href="py3o://if=%22o.sale_id%22" text:style-name="Internet_20_link" text:visited-style-name="Visited_20_Internet_20_Link"><text:span text:style-name="T30">if="o.sale_id"</text:span></text:a></text:p>
            <text:p text:style-name="P23"><text:a xlink:type="simple" xlink:href="py3o://for=%22bline%20in%20o.sale_id.partner_id._display_full_address().split('%5Cn')%22" text:style-name="Internet_20_link" text:visited-style-name="Visited_20_Internet_20_Link"><text:span text:style-name="T31">for="bline in o.sale_id.partner_id._display_full_address().split('\n')"</text:span></text:a></text:p>
            <text:p text:style-name="P23"><text:user-field-get text:name="py3o.bline">Buyer address line</text:user-field-get></text:p>
            <text:p text:style-name="P23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31">if="o.sale_id.commercial_partner_id.ref"</text:span></text:a></text:p>
            <text:p text:style-name="P30"><text:span text:style-name="T12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32"><text:a xlink:type="simple" xlink:href="py3o://if=%22o.sale_id.commercial_partner_id.vat%22" text:style-name="Internet_20_link" text:visited-style-name="Visited_20_Internet_20_Link"><text:span text:style-name="T47">if="o.sale_id.commercial_partner_id.vat"</text:span></text:a></text:p>
            <text:p text:style-name="P32"><text:user-field-get text:name="py3o.customer_vat_label">Customer VAT Label</text:user-field-get> <text:user-field-get text:name="py3o.o.sale_id.commercial_partner_id.vat">Commercial Buyer VAT Number</text:user-field-get></text:p>
            <text:p text:style-name="P32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31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2"><text:a xlink:type="simple" xlink:href="py3o://for=%22addrline%20in%20o.partner_id._display_full_address().split('%5Cn')%22" text:style-name="Internet_20_link" text:visited-style-name="Visited_20_Internet_20_Link"><text:span text:style-name="T39">for="addrline in o.partner_id._display_full_address().split('\n')"</text:span></text:a></text:p>
            <text:p text:style-name="P22"><text:user-field-get text:name="py3o.addrline">Destination address Line</text:user-field-get></text:p>
            <text:p text:style-name="P22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4">if="o.partner_id.commercial_partner_id.ref"</text:span></text:a></text:p>
            <text:p text:style-name="P3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32"><text:a xlink:type="simple" xlink:href="py3o://if=%22o.partner_id.commercial_partner_id.vat%22" text:style-name="Internet_20_link" text:visited-style-name="Visited_20_Internet_20_Link"><text:span text:style-name="T60">if="o.partner_id.commercial_partner_id.vat"</text:span></text:a></text:p>
            <text:p text:style-name="P32"><text:user-field-get text:name="py3o.customer_vat_label">Customer VAT Label</text:user-field-get> <text:user-field-get text:name="py3o.o.partner_id.commercial_partner_id.vat">Commercial Partner VAT Number</text:user-field-get></text:p>
            <text:p text:style-name="P32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3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46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59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4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state%20!=%20'done'%22" text:style-name="Internet_20_link" text:visited-style-name="Visited_20_Internet_20_Link"><text:span text:style-name="T15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45"><text:a xlink:type="simple" xlink:href="py3o://function=%22lang=='fr_FR'%20and%20u'Date%20prévue'%20or%20u'Scheduled%20Date'%22" text:style-name="Internet_20_link" text:visited-style-name="Visited_20_Internet_20_Link"><text:span text:style-name="T55">function="lang=='fr_FR' and u'Date prévue' or u'Scheduled Date'"</text:span></text:a>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5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origin%22" text:style-name="Internet_20_link" text:visited-style-name="Visited_20_Internet_20_Link"><text:span text:style-name="T17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44"><text:a xlink:type="simple" xlink:href="py3o://function=%22lang=='fr_FR'%20and%20u'Référence%20commande'%20or%20u'Order%20Reference'%22" text:style-name="Internet_20_link" text:visited-style-name="Visited_20_Internet_20_Link"><text:span text:style-name="T54">function="lang=='fr_FR' and u'Référence commande' or u'Order Reference'"</text:span></text:a>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sale_id.client_order_ref%22" text:style-name="Internet_20_link" text:visited-style-name="Visited_20_Internet_20_Link"><text:span text:style-name="T18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43"><text:a xlink:type="simple" xlink:href="py3o://function=%22lang=='fr_FR'%20and%20u'Votre%20référence%20commande'%20or%20u'Your%20Order%20Reference'%22" text:style-name="Internet_20_link" text:visited-style-name="Visited_20_Internet_20_Link"><text:span text:style-name="T53">function="lang=='fr_FR' and u'Votre référence commande' or u'Your Order Reference'"</text:span></text:a>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backorder_id%22" text:style-name="Internet_20_link" text:visited-style-name="Visited_20_Internet_20_Link"><text:span text:style-name="T38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function=%22lang=='fr_FR'%20and%20u'Reliquat%20de'%20or%20u'Backorder%20of'%22" text:style-name="Internet_20_link" text:visited-style-name="Visited_20_Internet_20_Link"><text:span text:style-name="T52">function="lang=='fr_FR' and u'Reliquat de' or u'Backorder of'"</text:span></text:a>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6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9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8">function="lang=='fr_FR' and u'Article' or u'Product'"</text:span></text:a></text:p>
          </table:table-cell>
          <table:table-cell table:style-name="Tableau2.B1" table:number-columns-spanned="2" office:value-type="string">
            <text:p text:style-name="P35"><text:a xlink:type="simple" xlink:href="py3o://function=%22lang=='fr_FR'%20and%20u'Qté%20commandée'%20or%20u'Ordered%20Qty'%22" text:style-name="Internet_20_link" text:visited-style-name="Visited_20_Internet_20_Link"><text:span text:style-name="T49">function="lang=='fr_FR' and u'Qté commandée' or u'Ordered Qty'"</text:span></text:a>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5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9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26"><text:a xlink:type="simple" xlink:href="py3o:///if" text:style-name="Internet_20_link" text:visited-style-name="Visited_20_Internet_20_Link"><text:span text:style-name="T19">/if</text:span></text:a></text:p>
      <text:p text:style-name="Text_20_body"/>
      <text:p text:style-name="P24"><text:a xlink:type="simple" xlink:href="py3o://if=%22o.pack_operation_ids%22" text:style-name="Internet_20_link" text:visited-style-name="Visited_20_Internet_20_Link"><text:span text:style-name="T20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34"><text:a xlink:type="simple" xlink:href="py3o://function=%22lang=='fr_FR'%20and%20u'Article'%20or%20u'Product'%22" text:style-name="Internet_20_link" text:visited-style-name="Visited_20_Internet_20_Link"><text:span text:style-name="T48">function="lang=='fr_FR' and u'Article' or u'Product'"</text:span></text:a></text:p>
            </table:table-cell>
            <table:table-cell table:style-name="Tableau5.A1" office:value-type="string">
              <text:p text:style-name="P37"><text:a xlink:type="simple" xlink:href="py3o://function=%22lang=='fr_FR'%20and%20u'N°%20lot'%20or%20u'Lot%20Number'%22" text:style-name="Internet_20_link" text:visited-style-name="Visited_20_Internet_20_Link"><text:span text:style-name="T50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36"><text:a xlink:type="simple" xlink:href="py3o://function=%22lang=='fr_FR'%20and%20u'Qté%20commandée'%20or%20u'Ordered%20Qty'%22" text:style-name="Internet_20_link" text:visited-style-name="Visited_20_Internet_20_Link"><text:span text:style-name="T49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38"><text:a xlink:type="simple" xlink:href="py3o://function=%22lang=='fr_FR'%20and%20u'Qté%20livrée'%20or%20u'Delivered%20Qty'%22" text:style-name="Internet_20_link" text:visited-style-name="Visited_20_Internet_20_Link"><text:span text:style-name="T51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21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32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34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6">function="p.lot_id.name_get()[0][1]"</text:span></text:a></text:p>
                  <text:p text:style-name="P29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5">if="not p.lot_id"</text:span></text:a></text:p>
                  <text:p text:style-name="P9"><text:user-field-get text:name="py3o.p.lot_name">Lot Name</text:user-field-get></text:p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28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33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23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8">function="formatLang(l.qty_done, dp='Product Unit of Measure')"</text:span></text:a></text:p>
          </table:table-cell>
          <table:table-cell table:style-name="Tableau5.F3" office:value-type="string">
            <text:p text:style-name="P27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25"><text:a xlink:type="simple" xlink:href="py3o:///if" text:style-name="Internet_20_link" text:visited-style-name="Visited_20_Internet_20_Link"><text:span text:style-name="T19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ea9f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6:53:32.805538433</dc:date>
    <meta:editing-duration>PT21H42M26S</meta:editing-duration>
    <meta:editing-cycles>356</meta:editing-cycles>
    <meta:generator>LibreOffice/5.1.4.2$Linux_X86_64 LibreOffice_project/10m0$Build-2</meta:generator>
    <meta:document-statistic meta:table-count="7" meta:image-count="0" meta:object-count="0" meta:page-count="3" meta:paragraph-count="98" meta:word-count="330" meta:character-count="3384" meta:non-whitespace-character-count="3151"/>
  </office:meta>
</office:document-meta>
</file>